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4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1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1cm" svg:x="0.119cm" svg:y="3.1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cm" svg:x="0.619cm" svg:y="2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1cm" svg:height="1cm" svg:x="1.875cm" svg:y="2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cm" svg:height="1cm" svg:x="3.099cm" svg:y="2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cm" svg:height="1cm" svg:x="8.619cm" svg:y="0.8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cm" svg:x="9.119cm" svg:y="0.1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cm" svg:height="1cm" svg:x="8.619cm" svg:y="2.8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1cm" svg:height="1cm" svg:x="9.119cm" svg:y="2.0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cm" svg:height="1cm" svg:x="8.619cm" svg:y="4.8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1cm" svg:height="1cm" svg:x="9.119cm" svg:y="4.1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3d:scene draw:style-name="gr5" svg:width="5.74cm" svg:height="6.043cm" svg:x="2.74cm" svg:y="0.156cm" dr3d:transform="matrix (1 0 0 0 0.939692620785931 0.342020143325607 0 -0.342020143325607 0.939692620785931 -6.4325cm 4.36394265802707cm 0.829586479790754cm)" dr3d:vrp="(0 0 17187.1428571429)" dr3d:vpn="(0 0 16757.1428571429)" dr3d:projection="perspective" dr3d:distance="0.43cm" dr3d:focal-length="10cm" dr3d:shadow-slant="0" dr3d:shade-mode="gouraud" dr3d:ambient-color="#4c4c4c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svg:viewBox="3500 -7501 5861 2001" svg:d="m7103-6078v-394h-1764v972h-1839v-1593h3603v-408l2258 720zm-5861 1281zm5861-2001z"/>
          <dr3d:extrude draw:style-name="gr6" draw:layer="layout" svg:viewBox="5864 -5501 3501 1501" svg:d="m5864-4375h2625v375l876-750-876-751v376h-2625zm0 1125zm3501-1501z"/>
          <dr3d:extrude draw:style-name="gr6" draw:layer="layout" svg:viewBox="3500 -3269 5861 2001" svg:d="m7103-2691v394h-1764v-972h-1839v1593h3603v408l2258-720zm-5861-1281zm5861 2001z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936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10:46</meta:creation-date>
    <dc:date>2010-04-18T00:32:51</dc:date>
    <meta:editing-duration>PT00H17M58S</meta:editing-duration>
    <meta:editing-cycles>4</meta:editing-cycles>
    <meta:generator>OpenOffice.org/3.2$Linux OpenOffice.org_project/320m12$Build-9483</meta:generator>
    <meta:document-statistic meta:object-count="14"/>
  </office:meta>
</office:document-meta>
</file>